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solid" style:text-underline-width="auto" style:text-underline-color="font-color"/>
    </style:style>
    <style:style style:name="T3" style:family="text">
      <style:text-properties style:use-window-font-color="true" style:text-underline-style="none"/>
    </style:style>
    <style:style style:name="T4" style:family="text">
      <style:text-properties fo:color="#0000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8cm" svg:y="2.75cm">
          <text:p text:style-name="P1">INVALIDATE</text:p>
        </draw:rect>
        <draw:connector draw:style-name="Conector" draw:text-style-name="P2" draw:layer="layout" svg:x1="9.5cm" svg:y1="1.75cm" svg:x2="9.5cm" svg:y2="2.75cm" draw:end-shape="id1" draw:end-glue-point="0" svg:d="m9500 1750v1000">
          <text:p><text:span text:style-name="T1">in={mod, except, set, way}</text:span></text:p>
          <text:p><text:span text:style-name="T1">out={}</text:span></text:p>
        </draw:connector>
        <draw:rect draw:style-name="gr1" draw:text-style-name="P1" xml:id="id2" draw:id="id2" draw:layer="layout" svg:width="3cm" svg:height="0.5cm" svg:x="8cm" svg:y="5.5cm">
          <text:p text:style-name="P1">INVALIDATE_FINISH</text:p>
        </draw:rect>
        <draw:connector draw:style-name="Conector" draw:text-style-name="P2" draw:layer="layout" svg:x1="9.5cm" svg:y1="3.25cm" svg:x2="9.5cm" svg:y2="5.5cm" draw:start-shape="id1" draw:start-glue-point="2" draw:end-shape="id2" draw:end-glue-point="0" svg:d="m9500 3250v2250">
          <text:p><text:span text:style-name="T1">- pending = 1</text:span></text:p>
          <text:p><text:span text:style-name="T1">- for each dir_entry</text:span></text:p>
          <text:p><text:span text:style-name="T1"><text:tab/></text:span><text:span text:style-name="T1">for each sharer other than </text:span><text:span text:style-name="T2">except</text:span><text:span text:style-name="T3">:</text:span></text:p>
          <text:p><text:span text:style-name="T3"><text:tab/></text:span><text:span text:style-name="T3"><text:tab/></text:span><text:span text:style-name="T4">remove it as sharer/owner</text:span></text:p>
          <text:p><text:span text:style-name="T1"><text:tab/></text:span><text:span text:style-name="T1"><text:tab/></text:span><text:span text:style-name="T1">if dir_entry_tag%sharer.block_size=0</text:span></text:p>
          <text:p><text:span text:style-name="T1"><text:tab/></text:span><text:span text:style-name="T1"><text:tab/></text:span><text:span text:style-name="T1"><text:tab/></text:span><text:span text:style-name="T1">call WRITE_REQUEST(mod, sharer,</text:span></text:p>
          <text:p><text:span text:style-name="T1"><text:tab/></text:span><text:span text:style-name="T1"><text:tab/></text:span><text:span text:style-name="T1"><text:tab/></text:span><text:span text:style-name="T1"><text:tab/></text:span><text:span text:style-name="T1">tag, down-up, peer)</text:span></text:p>
          <text:p><text:span text:style-name="T1"><text:tab/></text:span><text:span text:style-name="T1"><text:tab/></text:span><text:span text:style-name="T1"><text:tab/></text:span><text:span text:style-name="T1">inc pending</text:span></text:p>
        </draw:connector>
        <draw:connector draw:style-name="Conector" draw:text-style-name="P2" draw:layer="layout" svg:x1="9.5cm" svg:y1="6cm" svg:x2="9.5cm" svg:y2="6.95cm" draw:start-shape="id2" draw:start-glue-point="2" draw:end-shape="id3" draw:end-glue-point="0" svg:d="m9500 6000v950">
          <text:p><text:span text:style-name="T1">- dec pending, ignore while &gt; 0</text:span></text:p>
          <text:p><text:span text:style-name="T1">- return</text:span></text:p>
        </draw:connector>
        <draw:rect draw:style-name="gr2" draw:text-style-name="P1" xml:id="id3" draw:id="id3" draw:layer="layout" svg:width="3cm" svg:height="0.25cm" svg:x="8cm" svg:y="6.9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6:20:42</dc:date>
    <meta:editing-duration>PT2H38M49S</meta:editing-duration>
    <meta:editing-cycles>22</meta:editing-cycles>
    <meta:generator>LibreOffice/3.4$Unix LibreOffice_project/340m1$Build-502</meta:generator>
    <dc:creator>Dana Schaa</dc:creator>
    <meta:document-statistic meta:object-count="6"/>
    <meta:user-defined meta:name="Información 1"/>
    <meta:user-defined meta:name="Información 2"/>
    <meta:user-defined meta:name="Información 3"/>
    <meta:user-defined meta:name="Información 4"/>
  </office:meta>
</office:document-meta>
</file>